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4.81cm"/>
    </style:style>
    <style:style style:name="co6" style:family="table-column">
      <style:table-column-properties fo:break-before="auto" style:column-width="0.358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9.178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0.912cm"/>
    </style:style>
    <style:style style:name="co12" style:family="table-column">
      <style:table-column-properties fo:break-before="auto" style:column-width="0.524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8.735cm"/>
    </style:style>
    <style:style style:name="co15" style:family="table-column">
      <style:table-column-properties fo:break-before="auto" style:column-width="1.438cm"/>
    </style:style>
    <style:style style:name="co16" style:family="table-column">
      <style:table-column-properties fo:break-before="auto" style:column-width="17.637cm"/>
    </style:style>
    <style:style style:name="co17" style:family="table-column">
      <style:table-column-properties fo:break-before="auto" style:column-width="5.198cm"/>
    </style:style>
    <style:style style:name="co18" style:family="table-column">
      <style:table-column-properties fo:break-before="auto" style:column-width="3.515cm"/>
    </style:style>
    <style:style style:name="co19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a6" fo:border="0.74pt solid #000000"/>
      <style:text-properties style:font-name="Arial" fo:font-weight="normal" style:font-weight-asian="normal" style:font-weight-complex="normal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1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ffcc00"/>
    </style:style>
    <style:style style:name="ce11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1"/>
        <table:table-column table:style-name="co2" table:default-cell-style-name="ce18"/>
        <table:table-column table:style-name="co2" table:number-columns-repeated="9" table:default-cell-style-name="ce244"/>
        <table:table-column table:style-name="co2" table:number-columns-repeated="3" table:default-cell-style-name="ce248"/>
        <table:table-column table:style-name="co2" table:number-columns-repeated="9" table:default-cell-style-name="ce23"/>
        <table:table-column table:style-name="co2" table:number-columns-repeated="3" table:default-cell-style-name="ce27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  <table:table-cell table:style-name="ce21" office:value-type="date" office:date-value="2024-01-01" calcext:value-type="date">
            <text:p>01.01.24</text:p>
          </table:table-cell>
          <table:table-cell table:style-name="ce21" office:value-type="date" office:date-value="2024-02-01" calcext:value-type="date">
            <text:p>01.02.24</text:p>
          </table:table-cell>
          <table:table-cell table:style-name="ce21" office:value-type="date" office:date-value="2024-03-01" calcext:value-type="date">
            <text:p>01.03.24</text:p>
          </table:table-cell>
          <table:table-cell table:style-name="ce21" office:value-type="date" office:date-value="2024-04-01" calcext:value-type="date">
            <text:p>01.04.24</text:p>
          </table:table-cell>
          <table:table-cell table:style-name="ce21" office:value-type="date" office:date-value="2024-05-01" calcext:value-type="date">
            <text:p>01.05.24</text:p>
          </table:table-cell>
          <table:table-cell table:style-name="ce21" office:value-type="date" office:date-value="2024-06-01" calcext:value-type="date">
            <text:p>01.06.24</text:p>
          </table:table-cell>
          <table:table-cell table:style-name="ce21" office:value-type="date" office:date-value="2024-07-01" calcext:value-type="date">
            <text:p>01.07.24</text:p>
          </table:table-cell>
          <table:table-cell table:style-name="ce21" office:value-type="date" office:date-value="2024-08-01" calcext:value-type="date">
            <text:p>01.08.24</text:p>
          </table:table-cell>
          <table:table-cell table:style-name="ce21" office:value-type="date" office:date-value="2024-09-01" calcext:value-type="date">
            <text:p>01.09.24</text:p>
          </table:table-cell>
          <table:table-cell table:style-name="ce21" office:value-type="date" office:date-value="2024-10-01" calcext:value-type="date">
            <text:p>01.10.24</text:p>
          </table:table-cell>
          <table:table-cell table:style-name="ce21" office:value-type="date" office:date-value="2024-11-01" calcext:value-type="date">
            <text:p>01.11.24</text:p>
          </table:table-cell>
          <table:table-cell table:style-name="ce21" office:value-type="date" office:date-value="2024-12-01" calcext:value-type="date">
            <text:p>01.12.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office:value-type="string" calcext:value-type="string">
            <text:p>Abfallsäck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Bankschliessfach</text:p>
          </table:table-cell>
          <table:table-cell office:value-type="float" office:value="161.55" calcext:value-type="float">
            <text:p>161.55</text:p>
          </table:table-cell>
          <table:table-cell table:number-columns-repeated="10"/>
          <table:table-cell table:style-name="ce249" office:value-type="float" office:value="161.55" calcext:value-type="float">
            <text:p>161.55</text:p>
          </table:table-cell>
          <table:table-cell table:number-columns-repeated="11"/>
          <table:table-cell table:style-name="ce28" office:value-type="float" office:value="161.55" calcext:value-type="float">
            <text:p>161.55</text:p>
          </table:table-cell>
          <table:table-cell/>
        </table:table-row>
        <table:table-row table:style-name="ro3">
          <table:table-cell office:value-type="string" calcext:value-type="string">
            <text:p>Besuch (Essen/Bier)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Billag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table:number-columns-repeated="10"/>
          <table:table-cell table:number-columns-repeated="2"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ücher / Lizenz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ablecom</text:p>
          </table:table-cell>
          <table:table-cell table:style-name="ce19" office:value-type="float" office:value="127" calcext:value-type="float">
            <text:p>127</text:p>
          </table:table-cell>
          <table:table-cell table:number-columns-repeated="9" table:style-name="ce245" office:value-type="float" office:value="127" calcext:value-type="float">
            <text:p>127</text:p>
          </table:table-cell>
          <table:table-cell table:number-columns-repeated="3" table:style-name="ce40" office:value-type="float" office:value="127" calcext:value-type="float">
            <text:p>127</text:p>
          </table:table-cell>
          <table:table-cell table:style-name="ce24" table:number-columns-repeated="9"/>
          <table:table-cell table:style-name="ce28" table:number-columns-repeated="3"/>
        </table:table-row>
        <table:table-row table:style-name="ro3">
          <table:table-cell office:value-type="string" calcext:value-type="string">
            <text:p>Coiffeu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lektronik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245"/>
          <table:table-cell table:number-columns-repeated="11"/>
          <table:table-cell table:style-name="ce24"/>
          <table:table-cell table:number-columns-repeated="6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Franchise / Rechnung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halt Artikel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rat Versicherung</text:p>
          </table:table-cell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3">
          <table:table-cell office:value-type="string" calcext:value-type="string">
            <text:p>Hostpoint &amp; Kimsufi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leid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örperpfleg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rankenkasse Selbstbehalt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200" calcext:value-type="float">
            <text:p>200</text:p>
          </table:table-cell>
          <table:table-cell table:number-columns-repeated="8"/>
          <table:table-cell table:number-columns-repeated="4" office:value-type="float" office:value="200" calcext:value-type="float">
            <text:p>2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25" calcext:value-type="float">
            <office:annotation draw:style-name="gr1" draw:text-style-name="P2" svg:width="2.899cm" svg:height="1.799cm" svg:x="13.588cm" svg:y="8.741cm" draw:caption-point-x="-0.61cm" draw:caption-point-y="1.51cm">
              <dc:date>2022-12-02T00:00:00</dc:date>
              <text:p text:style-name="P1">2022 prov</text:p>
              <text:p text:style-name="P1"/>
            </office:annotation>
            <text:p>425</text:p>
          </table:table-cell>
          <table:table-cell table:number-columns-repeated="3" office:value-type="float" office:value="425" calcext:value-type="float">
            <text:p>425</text:p>
          </table:table-cell>
          <table:table-cell office:value-type="float" office:value="425" calcext:value-type="float">
            <office:annotation draw:style-name="gr1" draw:text-style-name="P2" svg:width="2.899cm" svg:height="1.799cm" svg:x="21.843cm" svg:y="8.741cm" draw:caption-point-x="-0.61cm" draw:caption-point-y="1.51cm">
              <dc:date>2022-12-02T00:00:00</dc:date>
              <text:p text:style-name="P1">2021 def</text:p>
            </office:annotation>
            <text:p>425</text:p>
          </table:table-cell>
          <table:table-cell table:number-columns-repeated="6" office:value-type="float" office:value="425" calcext:value-type="float">
            <text:p>425</text:p>
          </table:table-cell>
          <table:table-cell table:style-name="ce250" office:value-type="float" office:value="425" calcext:value-type="float">
            <office:annotation draw:style-name="gr1" draw:text-style-name="P2" svg:width="2.899cm" svg:height="1.799cm" svg:x="36.289cm" svg:y="8.741cm" draw:caption-point-x="-0.61cm" draw:caption-point-y="1.51cm">
              <dc:date>2022-12-02T00:00:00</dc:date>
              <text:p text:style-name="P1">2023 prov</text:p>
            </office:annotation>
            <text:p>425</text:p>
          </table:table-cell>
          <table:table-cell table:style-name="ce250" office:value-type="float" office:value="425" calcext:value-type="float">
            <text:p>425</text:p>
          </table:table-cell>
          <table:table-cell table:number-columns-repeated="5" office:value-type="float" office:value="425" calcext:value-type="float">
            <text:p>425</text:p>
          </table:table-cell>
          <table:table-cell office:value-type="float" office:value="425" calcext:value-type="float">
            <office:annotation draw:style-name="gr1" draw:text-style-name="P2" svg:width="2.899cm" svg:height="1.799cm" svg:x="50.735cm" svg:y="8.741cm" draw:caption-point-x="-0.61cm" draw:caption-point-y="1.51cm">
              <dc:date>2022-12-02T00:00:00</dc:date>
              <text:p text:style-name="P1">2024 prof</text:p>
              <text:p text:style-name="P1"/>
            </office:annotation>
            <text:p>425</text:p>
          </table:table-cell>
          <table:table-cell table:number-columns-repeated="3" office:value-type="float" office:value="425" calcext:value-type="float">
            <text:p>425</text:p>
          </table:table-cell>
          <table:table-cell table:number-columns-repeated="3" table:style-name="ce30" office:value-type="float" office:value="425" calcext:value-type="float">
            <text:p>425</text:p>
          </table:table-cell>
        </table:table-row>
        <table:table-row table:style-name="ro4">
          <table:table-cell office:value-type="string" calcext:value-type="string">
            <text:p><text:span text:style-name="T1">Geburtstag Maja, Lina, Domi, Kathi, Uschi</text:span>…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Miete (Rombachtäli wär billiger)</text:p>
          </table:table-cell>
          <table:table-cell table:style-name="ce8" office:value-type="float" office:value="1300" calcext:value-type="float">
            <text:p>1300</text:p>
          </table:table-cell>
          <table:table-cell table:number-columns-repeated="9" office:value-type="float" office:value="1300" calcext:value-type="float">
            <text:p>1300</text:p>
          </table:table-cell>
          <table:table-cell table:number-columns-repeated="3" table:style-name="ce77" office:value-type="float" office:value="1300" calcext:value-type="float">
            <text:p>1300</text:p>
          </table:table-cell>
          <table:table-cell table:number-columns-repeated="9" office:value-type="float" office:value="1300" calcext:value-type="float">
            <text:p>1300</text:p>
          </table:table-cell>
          <table:table-cell table:number-columns-repeated="3" table:style-name="ce29" office:value-type="float" office:value="1300" calcext:value-type="float">
            <text:p>1300</text:p>
          </table:table-cell>
        </table:table-row>
        <table:table-row table:style-name="ro3">
          <table:table-cell office:value-type="string" calcext:value-type="string">
            <text:p>Netflix / Kreditkarte</text:p>
          </table:table-cell>
          <table:table-cell table:number-columns-repeated="25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alt</text:p>
          </table:table-cell>
          <table:table-cell table:number-columns-repeated="25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Steuern akonto</text:p>
          </table:table-cell>
          <table:table-cell table:number-columns-repeated="4" office:value-type="float" office:value="466" calcext:value-type="float">
            <text:p>466</text:p>
          </table:table-cell>
          <table:table-cell table:number-columns-repeated="6" table:style-name="ce39" office:value-type="float" office:value="425" calcext:value-type="float">
            <text:p>425</text:p>
          </table:table-cell>
          <table:table-cell table:number-columns-repeated="3" office:value-type="float" office:value="425" calcext:value-type="float">
            <text:p>425</text:p>
          </table:table-cell>
          <table:table-cell table:number-columns-repeated="3" table:style-name="ce25" office:value-type="float" office:value="425" calcext:value-type="float">
            <text:p>425</text:p>
          </table:table-cell>
          <table:table-cell table:style-name="ce25"/>
          <table:table-cell table:number-columns-repeated="8"/>
        </table:table-row>
        <table:table-row table:style-name="ro3">
          <table:table-cell office:value-type="string" calcext:value-type="string">
            <text:p>Direkte Bundessteu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trom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SVA Eigenbeitrag akonto</text:p>
          </table:table-cell>
          <table:table-cell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8" office:value-type="float" office:value="131.9" calcext:value-type="float">
            <text:p>131.9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käfig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Zugbillete / GA / halbtax</text:p>
          </table:table-cell>
          <table:table-cell table:number-columns-repeated="25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Zahnarz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rsten tage / depot</text:p>
          </table:table-cell>
          <table:table-cell table:number-columns-repeated="10"/>
          <table:table-cell table:style-name="ce250" table:number-columns-repeated="3"/>
          <table:table-cell table:number-columns-repeated="9"/>
          <table:table-cell table:style-name="ce30" table:number-columns-repeated="3"/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formula="of:=SUM([.B3:.B35])" office:value-type="float" office:value="2923.45" calcext:value-type="float">
            <text:p>2923.45</text:p>
          </table:table-cell>
          <table:table-cell table:formula="of:=SUM([.C3:.C35])" office:value-type="float" office:value="2894.9" calcext:value-type="float">
            <text:p>2894.9</text:p>
          </table:table-cell>
          <table:table-cell table:formula="of:=SUM([.D3:.D35])" office:value-type="float" office:value="2913" calcext:value-type="float">
            <text:p>2913</text:p>
          </table:table-cell>
          <table:table-cell table:formula="of:=SUM([.E3:.E35])" office:value-type="float" office:value="2638" calcext:value-type="float">
            <text:p>2638</text:p>
          </table:table-cell>
          <table:table-cell table:formula="of:=SUM([.F3:.F35])" office:value-type="float" office:value="2768.5" calcext:value-type="float">
            <text:p>2768.5</text:p>
          </table:table-cell>
          <table:table-cell table:formula="of:=SUM([.G3:.G35])" office:value-type="float" office:value="2497" calcext:value-type="float">
            <text:p>2497</text:p>
          </table:table-cell>
          <table:table-cell table:formula="of:=SUM([.H3:.H35])" office:value-type="float" office:value="2597.9" calcext:value-type="float">
            <text:p>2597.9</text:p>
          </table:table-cell>
          <table:table-cell table:formula="of:=SUM([.I3:.I35])" office:value-type="float" office:value="2478.9" calcext:value-type="float">
            <text:p>2478.9</text:p>
          </table:table-cell>
          <table:table-cell table:formula="of:=SUM([.J3:.J35])" office:value-type="float" office:value="2597" calcext:value-type="float">
            <text:p>2597</text:p>
          </table:table-cell>
          <table:table-cell table:formula="of:=SUM([.K3:.K35])" office:value-type="float" office:value="2397" calcext:value-type="float">
            <text:p>2397</text:p>
          </table:table-cell>
          <table:table-cell table:style-name="ce244" table:formula="of:=SUM([.L3:.L35])" office:value-type="float" office:value="2568.5" calcext:value-type="float">
            <text:p>2568.5</text:p>
          </table:table-cell>
          <table:table-cell table:style-name="ce244" table:formula="of:=SUM([.M3:.M35])" office:value-type="float" office:value="2658.55" calcext:value-type="float">
            <text:p>2658.55</text:p>
          </table:table-cell>
          <table:table-cell table:style-name="ce244" table:formula="of:=SUM([.N3:.N35])" office:value-type="float" office:value="2597.9" calcext:value-type="float">
            <text:p>2597.9</text:p>
          </table:table-cell>
          <table:table-cell table:formula="of:=SUM([.O3:.O35])" office:value-type="float" office:value="2651.9" calcext:value-type="float">
            <text:p>2651.9</text:p>
          </table:table-cell>
          <table:table-cell table:formula="of:=SUM([.P3:.P35])" office:value-type="float" office:value="2670" calcext:value-type="float">
            <text:p>2670</text:p>
          </table:table-cell>
          <table:table-cell table:formula="of:=SUM([.Q3:.Q35])" office:value-type="float" office:value="2605" calcext:value-type="float">
            <text:p>2605</text:p>
          </table:table-cell>
          <table:table-cell table:formula="of:=SUM([.R3:.R35])" office:value-type="float" office:value="2216.5" calcext:value-type="float">
            <text:p>2216.5</text:p>
          </table:table-cell>
          <table:table-cell table:formula="of:=SUM([.S3:.S35])" office:value-type="float" office:value="1945" calcext:value-type="float">
            <text:p>1945</text:p>
          </table:table-cell>
          <table:table-cell table:formula="of:=SUM([.T3:.T35])" office:value-type="float" office:value="2045.9" calcext:value-type="float">
            <text:p>2045.9</text:p>
          </table:table-cell>
          <table:table-cell table:formula="of:=SUM([.U3:.U35])" office:value-type="float" office:value="1926.9" calcext:value-type="float">
            <text:p>1926.9</text:p>
          </table:table-cell>
          <table:table-cell table:formula="of:=SUM([.V3:.V35])" office:value-type="float" office:value="2045" calcext:value-type="float">
            <text:p>2045</text:p>
          </table:table-cell>
          <table:table-cell table:formula="of:=SUM([.W3:.W35])" office:value-type="float" office:value="1845" calcext:value-type="float">
            <text:p>1845</text:p>
          </table:table-cell>
          <table:table-cell table:formula="of:=SUM([.X3:.X35])" office:value-type="float" office:value="2016.5" calcext:value-type="float">
            <text:p>2016.5</text:p>
          </table:table-cell>
          <table:table-cell table:formula="of:=SUM([.Y3:.Y35])" office:value-type="float" office:value="2106.55" calcext:value-type="float">
            <text:p>2106.55</text:p>
          </table:table-cell>
          <table:table-cell table:formula="of:=SUM([.Z3:.Z35])" office:value-type="float" office:value="2045.9" calcext:value-type="float">
            <text:p>2045.9</text:p>
          </table:table-cell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6]" office:value-type="float" office:value="245.55" calcext:value-type="float">
            <text:p>245.55</text:p>
          </table:table-cell>
          <table:table-cell table:style-name="ce247" table:formula="of:=[.C2]-[.C36]" office:value-type="float" office:value="320.95" calcext:value-type="float">
            <text:p>320.95</text:p>
          </table:table-cell>
          <table:table-cell table:style-name="ce247" table:formula="of:=[.D2]-[.D36]" office:value-type="float" office:value="302.85" calcext:value-type="float">
            <text:p>302.85</text:p>
          </table:table-cell>
          <table:table-cell table:style-name="ce247" table:formula="of:=[.E2]-[.E36]" office:value-type="float" office:value="577.85" calcext:value-type="float">
            <text:p>577.85</text:p>
          </table:table-cell>
          <table:table-cell table:style-name="ce247" table:formula="of:=[.F2]-[.F36]" office:value-type="float" office:value="447.35" calcext:value-type="float">
            <text:p>447.35</text:p>
          </table:table-cell>
          <table:table-cell table:style-name="ce247" table:formula="of:=[.G2]-[.G36]" office:value-type="float" office:value="718.85" calcext:value-type="float">
            <text:p>718.85</text:p>
          </table:table-cell>
          <table:table-cell table:style-name="ce247" table:formula="of:=[.H2]-[.H36]" office:value-type="float" office:value="617.95" calcext:value-type="float">
            <text:p>617.95</text:p>
          </table:table-cell>
          <table:table-cell table:style-name="ce247" table:formula="of:=[.I2]-[.I36]" office:value-type="float" office:value="736.95" calcext:value-type="float">
            <text:p>736.95</text:p>
          </table:table-cell>
          <table:table-cell table:style-name="ce247" table:formula="of:=[.J2]-[.J36]" office:value-type="float" office:value="618.85" calcext:value-type="float">
            <text:p>618.85</text:p>
          </table:table-cell>
          <table:table-cell table:style-name="ce247" table:formula="of:=[.K2]-[.K36]" office:value-type="float" office:value="818.85" calcext:value-type="float">
            <text:p>818.85</text:p>
          </table:table-cell>
          <table:table-cell table:style-name="ce247" table:formula="of:=[.L2]-[.L36]" office:value-type="float" office:value="647.35" calcext:value-type="float">
            <text:p>647.35</text:p>
          </table:table-cell>
          <table:table-cell table:style-name="ce247" table:formula="of:=[.M2]-[.M36]" office:value-type="float" office:value="557.3" calcext:value-type="float">
            <text:p>557.3</text:p>
          </table:table-cell>
          <table:table-cell table:style-name="ce247" table:formula="of:=[.N2]-[.N36]" office:value-type="float" office:value="617.95" calcext:value-type="float">
            <text:p>617.95</text:p>
          </table:table-cell>
          <table:table-cell table:style-name="ce26" table:formula="of:=[.O2]-[.O36]" office:value-type="float" office:value="517.1" calcext:value-type="float">
            <text:p>517.1</text:p>
          </table:table-cell>
          <table:table-cell table:style-name="ce26" table:formula="of:=[.P2]-[.P36]" office:value-type="float" office:value="499" calcext:value-type="float">
            <text:p>499</text:p>
          </table:table-cell>
          <table:table-cell table:style-name="ce26" table:formula="of:=[.Q2]-[.Q36]" office:value-type="float" office:value="564" calcext:value-type="float">
            <text:p>564</text:p>
          </table:table-cell>
          <table:table-cell table:style-name="ce26" table:formula="of:=[.R2]-[.R36]" office:value-type="float" office:value="952.5" calcext:value-type="float">
            <text:p>952.5</text:p>
          </table:table-cell>
          <table:table-cell table:style-name="ce26" table:formula="of:=[.S2]-[.S36]" office:value-type="float" office:value="1224" calcext:value-type="float">
            <text:p>1224</text:p>
          </table:table-cell>
          <table:table-cell table:style-name="ce26" table:formula="of:=[.T2]-[.T36]" office:value-type="float" office:value="1123.1" calcext:value-type="float">
            <text:p>1123.1</text:p>
          </table:table-cell>
          <table:table-cell table:style-name="ce26" table:formula="of:=[.U2]-[.U36]" office:value-type="float" office:value="1242.1" calcext:value-type="float">
            <text:p>1242.1</text:p>
          </table:table-cell>
          <table:table-cell table:style-name="ce26" table:formula="of:=[.V2]-[.V36]" office:value-type="float" office:value="1124" calcext:value-type="float">
            <text:p>1124</text:p>
          </table:table-cell>
          <table:table-cell table:style-name="ce26" table:formula="of:=[.W2]-[.W36]" office:value-type="float" office:value="1324" calcext:value-type="float">
            <text:p>1324</text:p>
          </table:table-cell>
          <table:table-cell table:style-name="ce26" table:formula="of:=[.X2]-[.X36]" office:value-type="float" office:value="1152.5" calcext:value-type="float">
            <text:p>1152.5</text:p>
          </table:table-cell>
          <table:table-cell table:style-name="ce26" table:formula="of:=[.Y2]-[.Y36]" office:value-type="float" office:value="1062.45" calcext:value-type="float">
            <text:p>1062.45</text:p>
          </table:table-cell>
          <table:table-cell table:style-name="ce26" table:formula="of:=[.Z2]-[.Z36]" office:value-type="float" office:value="1123.1" calcext:value-type="float">
            <text:p>1123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8]/30" office:value-type="float" office:value="8.18500000000001" calcext:value-type="float">
            <text:p>8.18500000000001</text:p>
          </table:table-cell>
          <table:table-cell table:style-name="ce248" table:formula="of:=[.O38]/30" office:value-type="float" office:value="17.2366666666667" calcext:value-type="float">
            <text:p>17.2366666666667</text:p>
          </table:table-cell>
          <table:table-cell table:style-name="ce248" table:formula="of:=[.P38]/30" office:value-type="float" office:value="16.6333333333333" calcext:value-type="float">
            <text:p>16.6333333333333</text:p>
          </table:table-cell>
          <table:table-cell table:style-name="ce248" table:formula="of:=[.Q38]/30" office:value-type="float" office:value="18.8" calcext:value-type="float">
            <text:p>18.8</text:p>
          </table:table-cell>
          <table:table-cell table:style-name="ce248" table:formula="of:=[.R38]/30" office:value-type="float" office:value="31.75" calcext:value-type="float">
            <text:p>31.75</text:p>
          </table:table-cell>
          <table:table-cell table:style-name="ce248" table:formula="of:=[.S38]/30" office:value-type="float" office:value="40.8" calcext:value-type="float">
            <text:p>40.8</text:p>
          </table:table-cell>
          <table:table-cell table:style-name="ce248" table:formula="of:=[.T38]/30" office:value-type="float" office:value="37.4366666666667" calcext:value-type="float">
            <text:p>37.4366666666667</text:p>
          </table:table-cell>
          <table:table-cell table:style-name="ce248" table:formula="of:=[.U38]/30" office:value-type="float" office:value="41.4033333333333" calcext:value-type="float">
            <text:p>41.4033333333333</text:p>
          </table:table-cell>
          <table:table-cell table:style-name="ce248" table:formula="of:=[.V38]/30" office:value-type="float" office:value="37.4666666666667" calcext:value-type="float">
            <text:p>37.4666666666667</text:p>
          </table:table-cell>
          <table:table-cell table:style-name="ce248" table:formula="of:=[.W38]/30" office:value-type="float" office:value="44.1333333333333" calcext:value-type="float">
            <text:p>44.1333333333333</text:p>
          </table:table-cell>
          <table:table-cell table:formula="of:=[.X38]/30" office:value-type="float" office:value="38.4166666666667" calcext:value-type="float">
            <text:p>38.4166666666667</text:p>
          </table:table-cell>
          <table:table-cell table:formula="of:=[.Y38]/30" office:value-type="float" office:value="35.415" calcext:value-type="float">
            <text:p>35.415</text:p>
          </table:table-cell>
          <table:table-cell table:formula="of:=[.Z38]/30" office:value-type="float" office:value="37.4366666666667" calcext:value-type="float">
            <text:p>37.4366666666667</text:p>
          </table:table-cell>
          <table:table-cell table:style-name="ce27" table:formula="of:=[.O38]/30" office:value-type="float" office:value="17.2366666666667" calcext:value-type="float">
            <text:p>17.2366666666667</text:p>
          </table:table-cell>
          <table:table-cell table:style-name="ce27" table:formula="of:=[.P38]/30" office:value-type="float" office:value="16.6333333333333" calcext:value-type="float">
            <text:p>16.6333333333333</text:p>
          </table:table-cell>
          <table:table-cell table:style-name="ce27" table:formula="of:=[.Q38]/30" office:value-type="float" office:value="18.8" calcext:value-type="float">
            <text:p>18.8</text:p>
          </table:table-cell>
          <table:table-cell table:style-name="ce27" table:formula="of:=[.R38]/30" office:value-type="float" office:value="31.75" calcext:value-type="float">
            <text:p>31.75</text:p>
          </table:table-cell>
          <table:table-cell table:style-name="ce27" table:formula="of:=[.S38]/30" office:value-type="float" office:value="40.8" calcext:value-type="float">
            <text:p>40.8</text:p>
          </table:table-cell>
          <table:table-cell table:style-name="ce27" table:formula="of:=[.T38]/30" office:value-type="float" office:value="37.4366666666667" calcext:value-type="float">
            <text:p>37.4366666666667</text:p>
          </table:table-cell>
          <table:table-cell table:style-name="ce27" table:formula="of:=[.U38]/30" office:value-type="float" office:value="41.4033333333333" calcext:value-type="float">
            <text:p>41.4033333333333</text:p>
          </table:table-cell>
          <table:table-cell table:style-name="ce27" table:formula="of:=[.V38]/30" office:value-type="float" office:value="37.4666666666667" calcext:value-type="float">
            <text:p>37.4666666666667</text:p>
          </table:table-cell>
          <table:table-cell table:style-name="ce27" table:formula="of:=[.W38]/30" office:value-type="float" office:value="44.1333333333333" calcext:value-type="float">
            <text:p>44.1333333333333</text:p>
          </table:table-cell>
          <table:table-cell table:formula="of:=[.X38]/30" office:value-type="float" office:value="38.4166666666667" calcext:value-type="float">
            <text:p>38.4166666666667</text:p>
          </table:table-cell>
          <table:table-cell table:formula="of:=[.Y38]/30" office:value-type="float" office:value="35.415" calcext:value-type="float">
            <text:p>35.415</text:p>
          </table:table-cell>
          <table:table-cell table:formula="of:=[.Z38]/30" office:value-type="float" office:value="37.4366666666667" calcext:value-type="float">
            <text:p>37.4366666666667</text:p>
          </table:table-cell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5"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/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11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Tabak</text:p>
          </table:table-cell>
          <table:covered-table-cell table:style-name="ce112"/>
          <table:covered-table-cell table:number-columns-repeated="2"/>
          <table:table-cell/>
          <table:table-cell table:style-name="ce113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14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15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2" table:formula="of:=SUM([.F3:.F7])" office:value-type="float" office:value="16" calcext:value-type="float">
            <text:p>1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3:.I6])*[.I9]" office:value-type="float" office:value="132.5" calcext:value-type="float">
            <text:p>132.5</text:p>
          </table:table-cell>
          <table:table-cell/>
          <table:table-cell table:style-name="ce116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17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18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19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20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0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112" table:formula="of:=SUM([.A3:.A17])" office:value-type="float" office:value="20" calcext:value-type="float">
            <text:p>20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2" table:formula="of:=SUM([.F11:.F18])" office:value-type="float" office:value="11" calcext:value-type="float">
            <text:p>1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11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112" table:formula="of:=SUM([.A21:.A30])" office:value-type="float" office:value="13" calcext:value-type="float">
            <text:p>1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112" table:formula="of:=SUM([.F22:.F43])" office:value-type="float" office:value="96" calcext:value-type="float">
            <text:p>9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11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112" table:formula="of:=SUM([.F48:.F58])" office:value-type="float" office:value="7" calcext:value-type="float">
            <text:p>7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11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2" table:formula="of:=SUM([.F69:.F72])" office:value-type="float" office:value="3" calcext:value-type="float">
            <text:p>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2" table:formula="of:=SUM([.F77:.F84])" office:value-type="float" office:value="1" calcext:value-type="float">
            <text:p>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112" table:formula="of:=SUM([.A69:.A112])" office:value-type="float" office:value="22" calcext:value-type="float">
            <text:p>22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122"/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8" table:default-cell-style-name="ce122"/>
        <table:table-column table:style-name="co3" table:number-columns-repeated="55" table:default-cell-style-name="ce122"/>
        <table:table-row table:style-name="ro5"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Monatlich</text:p>
          </table:table-cell>
          <table:table-cell table:style-name="ce121" office:value-type="string" calcext:value-type="string">
            <text:p>Done</text:p>
          </table:table-cell>
          <table:table-cell table:style-name="ce121"/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Done</text:p>
          </table:table-cell>
          <table:table-cell table:style-name="ce121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112" office:value-type="string" calcext:value-type="string">
            <text:p>Auszahlung</text:p>
          </table:table-cell>
          <table:table-cell table:style-name="ce112" table:formula="of:=[.B6]-[.B10]" office:value-type="float" office:value="-1290" calcext:value-type="float">
            <text:p>-1290</text:p>
          </table:table-cell>
          <table:table-cell table:style-name="ce112" table:formula="of:=[.B12]/12" office:value-type="float" office:value="-107.5" calcext:value-type="float">
            <text:p>-107.5</text:p>
          </table:table-cell>
          <table:table-cell table:style-name="ce112"/>
          <table:table-cell table:style-name="ce112" table:formula="of:=[.E6]-[.E10]" office:value-type="float" office:value="14010" calcext:value-type="float">
            <text:p>14010</text:p>
          </table:table-cell>
          <table:table-cell table:style-name="ce112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12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7" number:language="en" number:country="US">
      <number:day/>
      <number:text>-</number:text>
      <number:month number:textual="true"/>
    </number:dat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date-style style:name="N10134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number-style style:name="N1012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2.3$Linux_X86_64 LibreOffice_project/40$Build-3</meta:generator>
    <dc:date>2022-12-05T23:03:42.141137610</dc:date>
    <meta:editing-duration>P15DT18H48M15S</meta:editing-duration>
    <meta:editing-cycles>231</meta:editing-cycles>
    <meta:print-date>2022-04-06T01:20:02.443000000</meta:print-date>
    <meta:document-statistic meta:table-count="5" meta:cell-count="988" meta:object-count="0"/>
  </office:meta>
</office:document-meta>
</file>